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0B5E25BD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23317" officeooo:paragraph-rsid="00323317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in" fo:margin-bottom="0.078in" style:contextual-spacing="false"/>
      <style:text-properties fo:font-variant="normal" fo:text-transform="none" style:font-name="Arial" fo:font-size="14pt" fo:language="sl" fo:country="SI" fo:font-weight="bold" officeooo:rsid="00323317" officeooo:paragraph-rsid="00323317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05e9e5" officeooo:paragraph-rsid="0005e9e5"/>
    </style:style>
    <style:style style:name="P11" style:family="paragraph" style:parent-style-name="Heading_20_1">
      <style:paragraph-properties fo:break-before="page"/>
      <style:text-properties officeooo:paragraph-rsid="0033472b"/>
    </style:style>
    <style:style style:name="P12" style:family="paragraph" style:parent-style-name="Text">
      <style:text-properties officeooo:paragraph-rsid="00337786"/>
    </style:style>
    <style:style style:name="P13" style:family="paragraph" style:parent-style-name="Heading_20_1">
      <style:text-properties officeooo:rsid="0022cdf7" officeooo:paragraph-rsid="0022cdf7"/>
    </style:style>
    <style:style style:name="P14" style:family="paragraph" style:parent-style-name="Standard">
      <style:text-properties officeooo:paragraph-rsid="0033472b"/>
    </style:style>
    <style:style style:name="P15" style:family="paragraph" style:parent-style-name="Heading_20_2">
      <style:text-properties officeooo:rsid="00337786" officeooo:paragraph-rsid="00337786"/>
    </style:style>
    <style:style style:name="P16" style:family="paragraph" style:parent-style-name="Heading_20_1">
      <style:text-properties officeooo:paragraph-rsid="001fcf62"/>
    </style:style>
    <style:style style:name="P17" style:family="paragraph" style:parent-style-name="Standard">
      <style:text-properties officeooo:paragraph-rsid="00337786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23317"/>
    </style:style>
    <style:style style:name="T6" style:family="text">
      <style:text-properties fo:font-variant="normal" fo:text-transform="none" style:font-name="Arial" fo:font-size="12pt" fo:language="sl" fo:country="SI" fo:font-weight="normal" officeooo:rsid="00323317" style:font-size-asian="12pt" style:font-weight-asian="normal" style:font-size-complex="12pt" style:font-weight-complex="normal"/>
    </style:style>
    <style:style style:name="T7" style:family="text">
      <style:text-properties officeooo:rsid="0022cdf7"/>
    </style:style>
    <style:style style:name="T8" style:family="text">
      <style:text-properties officeooo:rsid="0026b7cf"/>
    </style:style>
    <style:style style:name="T9" style:family="text">
      <style:text-properties officeooo:rsid="00337786"/>
    </style:style>
    <style:style style:name="T10" style:family="text">
      <style:text-properties fo:font-variant="normal" fo:text-transform="none" fo:color="#343a40" loext:opacity="100%" fo:font-family="apple-system, BlinkMacSystemFont, 'Segoe UI', Roboto, 'Helvetica Neue', Arial, 'Noto Sans', sans-serif, 'Apple Color Emoji', 'Segoe UI Emoji', 'Segoe UI Symbol', 'Noto Color Emoji'" fo:font-size="12pt" fo:letter-spacing="normal" fo:font-style="normal" fo:font-weight="normal"/>
    </style:style>
    <style:style style:name="T11" style:family="text">
      <style:text-properties officeooo:rsid="0033472b"/>
    </style:style>
    <style:style style:name="T1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VAJA 2: GITHUB</text:p>
      <text:p text:style-name="Standard"/>
      <text:p text:style-name="Standard"/>
      <text:p text:style-name="P4">Aleks Žitnik Rogelj</text:p>
      <text:p text:style-name="Standard"/>
      <text:p text:style-name="P5">Mentor: <text:span text:style-name="T5">Matevž Kor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6">oktober</text:span><text:span text:style-name="T7"> 20</text:span><text:span text:style-name="T8">2</text:span><text:span text:style-name="T5">5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text:style-name="Index_20_Link" text:visited-style-name="Index_20_Link">1 <text:s/>Uvod<text:tab/>3</text:a></text:p>
          <text:p text:style-name="P7"><text:a xlink:type="simple" xlink:href="#__RefHeading__617_1077593450" text:style-name="Index_20_Link" text:visited-style-name="Index_20_Link">2 <text:s/>Vsebina<text:tab/>3</text:a></text:p>
          <text:p text:style-name="P8"><text:a xlink:type="simple" xlink:href="#__RefHeading___Toc4784_3247207127" text:style-name="Index_20_Link" text:visited-style-name="Index_20_Link">2.1 <text:s/>Teoretični del<text:tab/>3</text:a></text:p>
          <text:p text:style-name="P9"><text:a xlink:type="simple" xlink:href="#__RefHeading___Toc4786_3247207127" text:style-name="Index_20_Link" text:visited-style-name="Index_20_Link">2.1.1 <text:s/>Kaj je GitHub<text:tab/>3</text:a></text:p>
          <text:p text:style-name="P9"><text:a xlink:type="simple" xlink:href="#__RefHeading___Toc4788_3247207127" text:style-name="Index_20_Link" text:visited-style-name="Index_20_Link">2.1.2 <text:s/>Kako deluje Git<text:tab/>3</text:a></text:p>
          <text:p text:style-name="P9"><text:a xlink:type="simple" xlink:href="#__RefHeading___Toc4790_3247207127" text:style-name="Index_20_Link" text:visited-style-name="Index_20_Link">2.1.3 <text:s/>Zakaj se uporablja GitHub<text:tab/>3</text:a></text:p>
          <text:p text:style-name="P9"><text:a xlink:type="simple" xlink:href="#__RefHeading___Toc4792_3247207127" text:style-name="Index_20_Link" text:visited-style-name="Index_20_Link">2.1.4 <text:s/>Uporaba GitHub-a v razvoju programske opreme<text:tab/>3</text:a></text:p>
          <text:p text:style-name="P9"><text:a xlink:type="simple" xlink:href="#__RefHeading___Toc4794_3247207127" text:style-name="Index_20_Link" text:visited-style-name="Index_20_Link">2.1.5 <text:s/>Kaj je merge v okolju GitHub<text:tab/>4</text:a></text:p>
          <text:p text:style-name="P7"><text:a xlink:type="simple" xlink:href="#__RefHeading__358_247983579" text:style-name="Index_20_Link" text:visited-style-name="Index_20_Link">3 <text:s/>Zaključek<text:tab/>4</text:a></text:p>
          <text:p text:style-name="P7"><text:a xlink:type="simple" xlink:href="#__RefHeading___Toc9242_3247207127" text:style-name="Index_20_Link" text:visited-style-name="Index_20_Link">4 <text:s/>VIRI<text:tab/>4</text:a></text:p>
        </text:index-body>
      </text:table-of-content>
      <text:p text:style-name="P10"/>
      <text:p text:style-name="P10"/>
      <text:list text:style-name="Outline">
        <text:list-item>
          <text:h text:style-name="P11" text:outline-level="1"><text:bookmark-start text:name="__RefHeading__615_1077593450"/>Uvod<text:bookmark-end text:name="__RefHeading__615_1077593450"/></text:h>
        </text:list-item>
      </text:list>
      <text:p text:style-name="P12"><text:span text:style-name="T9">Namen vaje je bil spoznati orodje GitHub in ustvariti moj prvi repozitorij na njem. Pred to vajo še nisem delal z GitHub-om kot </text:span><text:span text:style-name="T10">"</text:span> <text:span text:style-name="T9">razvijalec</text:span><text:span text:style-name="T10">"</text:span> <text:s/><text:span text:style-name="T9">ampak sem samo nalagal različne datoteke.</text:span></text:p>
      <text:list text:continue-numbering="true" text:style-name="Outline">
        <text:list-item>
          <text:h text:style-name="P13" text:outline-level="1"><text:bookmark-start text:name="__RefHeading__617_1077593450"/>Vsebina<text:bookmark-end text:name="__RefHeading__617_1077593450"/></text:h>
          <text:list>
            <text:list-item>
              <text:h text:style-name="Heading_20_2" text:outline-level="2"><text:bookmark-start text:name="__RefHeading___Toc4784_3247207127"/>Teoretični del<text:bookmark-end text:name="__RefHeading___Toc4784_3247207127"/></text:h>
              <text:list>
                <text:list-item>
                  <text:h text:style-name="Heading_20_3" text:outline-level="3"><text:bookmark-start text:name="__RefHeading___Toc4786_3247207127"/>Kaj je GitHub<text:bookmark-end text:name="__RefHeading___Toc4786_3247207127"/></text:h>
                </text:list-item>
              </text:list>
            </text:list-item>
          </text:list>
        </text:list-item>
      </text:list>
      <text:p text:style-name="P14">GitHub je spletna platforma za gostovanje projektov, ki uporabljajo sistem Git [ 1 ]. Omogoča razvijalcem, da shranjujejo, spremljajo in sodelujejo pri razvoju programske <text:span text:style-name="T11">opreme</text:span> [ 1 ], [ 2 ]. GitHub ponuja orodja za pregled <text:span text:style-name="T11">verzij in </text:span>kode, sledenje težavam in upravljanje projektov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88_3247207127"/>Kako deluje Git<text:bookmark-end text:name="__RefHeading___Toc4788_3247207127"/></text:h>
                </text:list-item>
              </text:list>
            </text:list-item>
          </text:list>
        </text:list-item>
      </text:list>
      <text:p text:style-name="P14">Git je distribuiran sistem za nadzor različic, ki omogoča, da ima vsak uporabnik popolno kopijo celotnega repozitorija [ 2 ]. Spremembe se beležijo lokalno in se lahko kasneje naložijo (<text:span text:style-name="T11">z </text:span>push-<text:span text:style-name="T11">om</text:span>) na oddaljeni strežnik, kot je GitHub [ 1 ]. Git omogoča delo brez internetne povezave in zagotavlja popoln nadzor nad <text:span text:style-name="T11">različicami</text:span> [ 2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0_3247207127"/>Zakaj se uporablja GitHub<text:bookmark-end text:name="__RefHeading___Toc4790_3247207127"/></text:h>
                </text:list-item>
              </text:list>
            </text:list-item>
          </text:list>
        </text:list-item>
      </text:list>
      <text:p text:style-name="P14">GitHub omogoča lažje sodelovanje med razvijalci, saj omogoča skupno delo na isti kodi brez izgube podatkov [ 1 ]. Preko GitHub-a lahko ekipe uporabljajo pull req<text:span text:style-name="T11">ueste</text:span>, s katerimi predlagajo spremembe in jih pred združitvijo <text:span text:style-name="T11">(merge)</text:span> pregledajo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2_3247207127"/>Uporaba GitHub-a v razvoju programske opreme<text:bookmark-end text:name="__RefHeading___Toc4792_3247207127"/></text:h>
                </text:list-item>
              </text:list>
            </text:list-item>
          </text:list>
        </text:list-item>
      </text:list>
      <text:p text:style-name="P14">V okolju razvoja programske opreme GitHub omogoča organizirano delo med člani ekipe [1]. Pri spletnem razvoju, razvoju iger ali namiznih aplikacij lahko razvijalci sinhronizirajo spremembe, testirajo nove funkcije in sledijo napredku projekta [ 3 ], [ 4 ]. Pri ekipnem delu člani ustvarijo svoje veje, kjer razvijajo posamezne dele projekta [ 3 ]. Ko so spremembe pripravljene, ustvarijo pull request, s katerim predlagajo združitev kode. Drugi člani ekipe lahko te spremembe pregledajo, komentirajo in odobrijo združitev [ 1 ], [ 4 ]. <text:soft-page-break/>Tak način dela omogoča večjo preglednost in zmanjšuje možnost napak v kodi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4_3247207127"/>Kaj je merge v okolju GitHub<text:bookmark-end text:name="__RefHeading___Toc4794_3247207127"/></text:h>
                </text:list-item>
              </text:list>
            </text:list-item>
          </text:list>
        </text:list-item>
      </text:list>
      <text:p text:style-name="P14">Merge pomeni združevanje dveh vej (branch) v eno [ 1 ]. Običajno se uporablja, ko se nove funkcionalnosti, razvite v ločeni veji, združijo z glavno vejo projekta. Merge omogoča, da se spremembe različnih članov ekipe <text:span text:style-name="T11">združijo</text:span> v skupno kodo [ 2 ].</text:p>
      <text:list text:continue-numbering="true" text:style-name="Outline">
        <text:list-item>
          <text:list>
            <text:list-item>
              <text:h text:style-name="P15" text:outline-level="2">Postopek</text:h>
            </text:list-item>
          </text:list>
        </text:list-item>
      </text:list>
      <text:p text:style-name="P12"/>
      <text:list text:continue-numbering="true" text:style-name="Outline">
        <text:list-item>
          <text:h text:style-name="P16" text:outline-level="1"><text:bookmark-start text:name="__RefHeading__358_247983579"/>Zaključek<text:bookmark-end text:name="__RefHeading__358_247983579"/></text:h>
        </text:list-item>
        <text:list-item>
          <text:h text:style-name="Heading_20_1" text:outline-level="1"><text:bookmark-start text:name="__RefHeading___Toc9242_3247207127"/>VIRI<text:bookmark-end text:name="__RefHeading___Toc9242_3247207127"/></text:h>
        </text:list-item>
      </text:list>
      <text:p text:style-name="P14">[ 1 ] GitHub Docs, <text:span text:style-name="T9">2025</text:span>, <text:span text:style-name="T9">Pridobljeno iz spletnega mesta:</text:span> <text:a xlink:type="simple" xlink:href="https://docs.github.com/" text:style-name="Internet_20_link" text:visited-style-name="Visited_20_Internet_20_Link">https://docs.github.com/</text:a> </text:p>
      <text:p text:style-name="P17">[ 2 ] <text:span text:style-name="T9">GitBook</text:span>, 20<text:span text:style-name="T9">25</text:span>, <text:span text:style-name="T9">Pridobljeno iz spletnega mesta:</text:span> <text:a xlink:type="simple" xlink:href="https://git-scm.com/book/en/v2" text:style-name="Internet_20_link" text:visited-style-name="Visited_20_Internet_20_Link">https://git-scm.com/book/en/v2</text:a> </text:p>
      <text:p text:style-name="P17">[ 3 ] Atlassian, <text:span text:style-name="T9">2025, Pridobljeno iz spletnega mesta:</text:span><text:a xlink:type="simple" xlink:href="https://www.atlassian.com/git/tutorials" text:style-name="Internet_20_link" text:visited-style-name="Visited_20_Internet_20_Link">https://www.atlassian.com/git/tutorials</text:a> </text:p>
      <text:p text:style-name="P17">[ 4 ] Wikipedia, “GitHub.”, <text:span text:style-name="T9">2025, Pridobljeno iz spletnega mesta: </text:span><text:a xlink:type="simple" xlink:href="https://en.wikipedia.org/wiki/GitHub" text:style-name="Internet_20_link" text:visited-style-name="Visited_20_Internet_20_Link">https://en.wikipedia.org/wiki/GitHub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chapter" style:master-page-name="">
      <style:paragraph-properties fo:margin-top="0.2362in" fo:margin-bottom="0.1181in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nica_20_1" style:display-name="Naslovnica 1" style:family="paragraph" style:class="text">
      <style:paragraph-properties fo:margin-top="0.3937in" fo:margin-bottom="0.3937in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193in" fo:border-left="none" fo:border-right="none" fo:border-top="none" fo:border-bottom="0.51pt solid #000000" style:shadow="none"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chapter" style:master-page-name="">
      <style:paragraph-properties fo:margin-top="0.7874in" fo:margin-bottom="0.1965in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chapter" style:master-page-name="">
      <style:paragraph-properties fo:margin-top="0.3937in" fo:margin-bottom="0.1181in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chapter" style:master-page-name="">
      <style:paragraph-properties fo:margin-top="0.1965in" fo:margin-bottom="0.1181in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in" fo:margin-bottom="0.1965in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0398in" fo:margin-bottom="0.0398in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chapter">
      <style:paragraph-properties fo:margin-top="0.0835in" fo:margin-bottom="0.0835in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0.5516in" fo:margin-right="0in" fo:margin-top="0.0398in" fo:margin-bottom="0.0398in" style:contextual-spacing="true" fo:text-indent="-0.1575in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0.7874in" fo:margin-bottom="0.1965in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783in" fo:margin-bottom="0in" style:contextual-spacing="false" fo:line-height="100%" fo:text-indent="0in" style:auto-text-indent="false" style:page-number="auto" style:shadow="none">
        <style:tab-stops>
          <style:tab-stop style:position="6.1028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0783in" fo:margin-bottom="0.0783in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0.3937in" fo:margin-right="0.3937in" fo:text-indent="0in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1" fo:font-size="10.5pt" officeooo:rsid="002dcf2f" style:font-size-asian="10.5pt"/>
    </style:style>
    <style:style style:name="MT2" style:family="text">
      <style:text-properties officeooo:rsid="0022cdf7"/>
    </style:style>
    <style:style style:name="MT3" style:family="text">
      <style:text-properties officeooo:rsid="002dcf2f"/>
    </style:style>
    <style:style style:name="MT4" style:family="text">
      <style:text-properties style:font-name="Times New Roman1" fo:font-size="10.5pt" officeooo:rsid="002c11a1" style:font-size-asian="10.5pt"/>
    </style:style>
    <style:style style:name="MT5" style:family="text">
      <style:text-properties officeooo:rsid="0026b7cf"/>
    </style:style>
    <style:style style:name="MT6" style:family="text">
      <style:text-properties officeooo:rsid="002c11a1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M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1.378in" fo:margin-bottom="0.7874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iimek</text:span><text:span text:style-name="MT2">, </text:span><text:span text:style-name="MT3">Ime</text:span>. <text:span text:style-name="MT4">Naslov </text:span><text:span text:style-name="MT1">poročila</text:span>. <text:span text:style-name="MT1">Elektro in računalniška šola</text:span>, <text:span text:style-name="MT3">Šolski center Ptuj</text:span><text:span text:style-name="MT2">,</text:span> 20<text:span text:style-name="MT5">2</text:span><text:span text:style-name="MT6">4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3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0.7252in" svg:width="2.3689in" draw:z-index="0"><draw:text-box fo:min-height="1.0543in"><text:p text:style-name="Caption"><draw:frame draw:style-name="Mfr2" draw:name="Slika1" text:anchor-type="as-char" svg:width="2.3689in" style:rel-width="100%" svg:height="0.7154in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8:37:29.178883200</meta:creation-date>
    <meta:editing-duration>PT9M55S</meta:editing-duration>
    <meta:editing-cycles>2</meta:editing-cycles>
    <meta:generator>LibreOffice/25.2.6.2$Windows_X86_64 LibreOffice_project/729c5bfe710f5eb71ed3bbde9e06a6065e9c6c5d</meta:generator>
    <dc:date>2025-10-22T19:12:11.259232400</dc:date>
    <meta:document-statistic meta:table-count="0" meta:image-count="1" meta:object-count="0" meta:page-count="4" meta:paragraph-count="43" meta:word-count="483" meta:character-count="2994" meta:non-whitespace-character-count="2549"/>
  </office:meta>
</office:document-meta>
</file>